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6b01" officeooo:paragraph-rsid="00096b01"/>
    </style:style>
    <style:style style:name="P2" style:family="paragraph" style:parent-style-name="Standard">
      <style:text-properties fo:font-weight="bold" officeooo:rsid="00096b01" officeooo:paragraph-rsid="00096b0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96b01" officeooo:paragraph-rsid="00096b01" style:font-weight-asian="bold" style:font-weight-complex="bold"/>
    </style:style>
    <style:style style:name="P4" style:family="paragraph" style:parent-style-name="Standard">
      <style:text-properties fo:font-weight="normal" officeooo:rsid="00096b01" officeooo:paragraph-rsid="00096b01" style:font-weight-asian="normal" style:font-weight-complex="normal"/>
    </style:style>
    <style:style style:name="P5" style:family="paragraph" style:parent-style-name="Text_20_body">
      <style:text-properties fo:font-weight="normal" officeooo:rsid="00096b01" officeooo:paragraph-rsid="00096b01" style:font-weight-asian="normal" style:font-weight-complex="normal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G Knowledge retrieval engine</text:p>
      <text:p text:style-name="P1"/>
      <text:p text:style-name="P1"><text:span text:style-name="T1">Problem statement</text:span>:</text:p>
      <text:p text:style-name="P1"/>
      <text:p text:style-name="P1">The RAG engine will ingest document and retrieve information from the document based on user query and create structured answers with citations </text:p>
      <text:p text:style-name="P1"/>
      <text:p text:style-name="P2">Project success criteria:</text:p>
      <text:p text:style-name="P2"/>
      <text:p text:style-name="P4">1. Ingest .pdf files</text:p>
      <text:p text:style-name="P4">2. Accept user query and retrieve relevant information</text:p>
      <text:p text:style-name="P4">3. Create a structured response with citations</text:p>
      <text:p text:style-name="P4"/>
      <text:p text:style-name="P5"><text:span text:style-name="Strong_20_Emphasis">Backend</text:span></text:p>
      <text:list text:style-name="L4">
        <text:list-item>
          <text:p text:style-name="P6">FastAPI</text:p>
        </text:list-item>
        <text:list-item>
          <text:p text:style-name="P6">PostgreSQL + pgvector</text:p>
        </text:list-item>
        <text:list-item>
          <text:p text:style-name="P6">SQLAlchemy</text:p>
        </text:list-item>
        <text:list-item>
          <text:p text:style-name="P6">Pydantic</text:p>
        </text:list-item>
      </text:list>
      <text:p text:style-name="Text_20_body"><text:span text:style-name="Strong_20_Emphasis">AI</text:span></text:p>
      <text:list text:style-name="L5">
        <text:list-item>
          <text:p text:style-name="P7">OpenAI / Anthropic (abstract behind interface)</text:p>
        </text:list-item>
        <text:list-item>
          <text:p text:style-name="P7">Text-embedding model</text:p>
        </text:list-item>
      </text:list>
      <text:p text:style-name="Text_20_body"><text:span text:style-name="Strong_20_Emphasis">Infra (local)</text:span></text:p>
      <text:list text:style-name="L6">
        <text:list-item>
          <text:p text:style-name="P8">Docker + docker-compose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4:22:00.617078673</meta:creation-date>
    <dc:date>2026-01-20T14:27:09.466177969</dc:date>
    <meta:editing-duration>PT5M9S</meta:editing-duration>
    <meta:editing-cycles>1</meta:editing-cycles>
    <meta:document-statistic meta:table-count="0" meta:image-count="0" meta:object-count="0" meta:page-count="1" meta:paragraph-count="17" meta:word-count="78" meta:character-count="501" meta:non-whitespace-character-count="446"/>
    <meta:generator>LibreOffice/24.2.7.2$Linux_X86_64 LibreOffice_project/420$Build-2</meta:generator>
  </office:meta>
</office:document-meta>
</file>